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54cm" svg:stroke-color="#4c4c4c" draw:marker-start-width="4.009cm" draw:marker-end-width="4.009cm" draw:fill="none" draw:textarea-vertical-align="middle" fo:padding-top="1.394cm" fo:padding-bottom="1.394cm" fo:padding-left="1.519cm" fo:padding-right="1.519cm"/>
    </style:style>
    <style:style style:name="gr2" style:family="graphic" style:parent-style-name="objectwithoutfill">
      <style:graphic-properties svg:stroke-color="#4c4c4c" draw:textarea-vertical-align="middle"/>
    </style:style>
    <style:style style:name="gr3" style:family="graphic" style:parent-style-name="objectwithoutfill">
      <style:graphic-properties svg:stroke-color="#4c4c4c" draw:fill="none" draw:textarea-vertical-align="middle"/>
    </style:style>
    <style:style style:name="gr4" style:family="graphic" style:parent-style-name="standard">
      <style:graphic-properties svg:stroke-color="#4c4c4c" draw:textarea-horizontal-align="justify" draw:textarea-vertical-align="middle" draw:auto-grow-height="false" fo:min-height="32.77cm" fo:min-width="32.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2.54cm" svg:x2="13.97cm" svg:y2="13.97cm">
          <text:p/>
        </draw:line>
        <draw:line draw:style-name="gr1" draw:text-style-name="P1" draw:layer="layout" svg:x1="0cm" svg:y1="1.27cm" svg:x2="12.7cm" svg:y2="1.27cm">
          <text:p/>
        </draw:line>
        <draw:line draw:style-name="gr2" draw:text-style-name="P2" draw:layer="layout" svg:x1="1.27cm" svg:y1="12.7cm" svg:x2="1.27cm" svg:y2="0cm">
          <text:p/>
        </draw:line>
        <draw:line draw:style-name="gr3" draw:text-style-name="P1" draw:layer="layout" svg:x1="59.69cm" svg:y1="60.96cm" svg:x2="59.69cm" svg:y2="48.26cm">
          <text:p/>
        </draw:line>
        <draw:custom-shape draw:style-name="gr4" draw:text-style-name="P2" draw:layer="layout" svg:width="33.02cm" svg:height="33.02cm" svg:x="13.97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8.26cm" svg:y1="59.69cm" svg:x2="60.96cm" svg:y2="59.69cm">
          <text:p/>
        </draw:line>
        <draw:line draw:style-name="gr1" draw:text-style-name="P1" draw:layer="layout" svg:x1="46.99cm" svg:y1="46.99cm" svg:x2="59.69cm" svg:y2="59.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2.54cm" svg:stroke-color="#4c4c4c" draw:marker-start-width="4.013cm" draw:marker-start-center="false" draw:marker-end-width="4.013cm" draw:marker-end-center="false" draw:stroke-linejoin="miter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2.54cm" svg:stroke-color="#000000" draw:marker-start-width="4.013cm" draw:marker-end-width="4.01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_25_20Drawing" style:display-name="Icon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2T21:28:36.180943624</dc:date>
    <meta:editing-duration>PT32M39S</meta:editing-duration>
    <meta:editing-cycles>11</meta:editing-cycles>
    <meta:generator>LibreOffice/6.0.5.2$MacOSX_X86_64 LibreOffice_project/54c8cbb85f300ac59db32fe8a675ff7683cd5a16</meta:generator>
    <meta:document-statistic meta:object-count="7"/>
  </office:meta>
</office:document-meta>
</file>